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4d5c" draw:fill="solid" draw:fill-color="#334d5c" draw:textarea-horizontal-align="justify" draw:textarea-vertical-align="middle" draw:auto-grow-height="false"/>
    </style:style>
    <style:style style:name="gr2" style:family="graphic" style:parent-style-name="standard">
      <style:graphic-properties svg:stroke-color="#df5a49" draw:fill="solid" draw:fill-color="#df5a49" draw:textarea-horizontal-align="justify" draw:textarea-vertical-align="middle" draw:auto-grow-height="false"/>
    </style:style>
    <style:style style:name="gr3" style:family="graphic" style:parent-style-name="standard">
      <style:graphic-properties svg:stroke-color="#efc94c" draw:fill="solid" draw:fill-color="#efc94c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334d5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334d5c" fo:font-size="32pt" style:font-size-asian="32pt" style:font-size-complex="32pt"/>
    </style:style>
    <style:style style:name="T1" style:family="text">
      <style:text-properties fo:color="#334d5c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cm" svg:height="2cm" svg:x="1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4cm" svg:y="5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out" svg:width="2cm" svg:height="2cm" svg:x="7cm" svg:y="8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7cm" svg:y="5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7cm" svg:y="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er4" svg:width="2cm" svg:height="2cm" svg:x="4cm" svg:y="8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er4" svg:width="2cm" svg:height="2cm" svg:x="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er4" svg:width="2cm" svg:height="2cm" svg:x="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4" svg:width="9.1cm" svg:height="9.1cm" svg:x="0.5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er4" svg:width="2cm" svg:height="2cm" svg:x="4cm" svg:y="2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er4" svg:width="2cm" svg:height="2cm" svg:x="1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4" svg:width="2cm" svg:height="2cm" svg:x="4cm" svg:y="16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er4" svg:width="2cm" svg:height="2cm" svg:x="7cm" svg:y="19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er4" svg:width="2cm" svg:height="2cm" svg:x="7cm" svg:y="16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er4" svg:width="2cm" svg:height="2cm" svg:x="1cm" svg:y="13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er4" svg:width="2cm" svg:height="2cm" svg:x="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er4" svg:width="2cm" svg:height="2cm" svg:x="4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4" svg:width="9.1cm" svg:height="9.1cm" svg:x="0.5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er4" svg:width="2cm" svg:height="2cm" svg:x="1cm" svg:y="16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draw:layer="Layer4" svg:width="2cm" svg:height="2cm" svg:x="4cm" svg:y="13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er4" svg:width="2cm" svg:height="2cm" svg:x="7cm" svg:y="2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er4" svg:width="2cm" svg:height="2cm" svg:x="1cm" svg:y="2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er4" svg:width="2cm" svg:height="2cm" svg:x="4cm" svg:y="27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layer="Layer4" svg:width="2cm" svg:height="2cm" svg:x="7cm" svg:y="30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er4" svg:width="2cm" svg:height="2cm" svg:x="7cm" svg:y="27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er4" svg:width="2cm" svg:height="2cm" svg:x="1cm" svg:y="24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er4" svg:width="2cm" svg:height="2cm" svg:x="4cm" svg:y="30.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layer="Layer4" svg:width="2cm" svg:height="2cm" svg:x="1cm" svg:y="3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er4" svg:width="9.1cm" svg:height="9.1cm" svg:x="0.5cm" svg:y="2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er4" svg:width="5.036cm" svg:height="1.517cm" svg:x="2.264cm" svg:y="0.583cm">
          <draw:text-box>
            <text:p text:style-name="P2"><text:span text:style-name="T1">Region 1</text:span></text:p>
          </draw:text-box>
        </draw:frame>
        <draw:frame draw:style-name="gr5" draw:text-style-name="P2" draw:layer="Layer4" svg:width="5.036cm" svg:height="1.517cm" svg:x="2.264cm" svg:y="11.583cm">
          <draw:text-box>
            <text:p text:style-name="P2"><text:span text:style-name="T1">Region 2</text:span></text:p>
          </draw:text-box>
        </draw:frame>
        <draw:frame draw:style-name="gr5" draw:text-style-name="P2" draw:layer="Layer4" svg:width="5.036cm" svg:height="1.517cm" svg:x="2.264cm" svg:y="22.583cm">
          <draw:text-box>
            <text:p text:style-name="P2"><text:span text:style-name="T1">Region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>
        <svg:title>Circle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2T19:13:35.954171229</meta:creation-date>
    <dc:date>2014-11-12T19:39:44.359209923</dc:date>
    <meta:editing-duration>PT6M21S</meta:editing-duration>
    <meta:editing-cycles>1</meta:editing-cycles>
    <meta:document-statistic meta:object-count="33"/>
    <meta:generator>LibreOffice/4.2.7.2$Linux_X86_64 LibreOffice_project/420m0$Build-2</meta:generator>
  </office:meta>
</office:document-meta>
</file>